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solid" draw:fill-color="#e0efd4" draw:textarea-horizontal-align="justify" draw:textarea-vertical-align="bottom" draw:auto-grow-height="false" fo:min-height="6.88cm" fo:min-width="18.813cm" fo:padding-top="0.151cm" fo:padding-bottom="0.151cm" fo:padding-left="0.276cm" fo:padding-right="0.276cm"/>
    </style:style>
    <style:style style:name="gr2" style:family="graphic" style:parent-style-name="standard">
      <style:graphic-properties draw:fill-color="#adc5e7" draw:textarea-horizontal-align="justify" draw:textarea-vertical-align="bottom" draw:auto-grow-height="false" fo:min-height="2.753cm" fo:min-width="4.242cm"/>
    </style:style>
    <style:style style:name="gr3" style:family="graphic" style:parent-style-name="standard">
      <style:graphic-properties draw:fill-color="#fdb94d" draw:opacity="100%" draw:textarea-horizontal-align="justify" draw:textarea-vertical-align="middle" draw:auto-grow-height="false" fo:min-height="0.739cm" fo:min-width="2.3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0efd4"/>
      <style:paragraph-properties fo:text-align="center"/>
    </style:style>
    <style:style style:name="P3" style:family="paragraph">
      <style:paragraph-properties fo:text-align="center"/>
      <style:text-properties fo:font-size="18.5pt"/>
    </style:style>
    <style:style style:name="P4" style:family="paragraph">
      <loext:graphic-properties draw:fill-color="#adc5e7"/>
      <style:paragraph-properties fo:text-align="center"/>
      <style:text-properties fo:font-size="18.5pt"/>
    </style:style>
    <style:style style:name="P5" style:family="paragraph">
      <loext:graphic-properties draw:fill-color="#fdb94d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365cm" svg:height="7.182cm" svg:x="1.292cm" svg:y="4.289cm">
          <text:p text:style-name="P1">Clust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42cm" svg:height="3.003cm" svg:x="1.951cm" svg:y="5.857cm">
          <text:p text:style-name="P3">Node 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42cm" svg:height="3.003cm" svg:x="8.356cm" svg:y="5.857cm">
          <text:p text:style-name="P3">Node 2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42cm" svg:height="3.003cm" svg:x="14.943cm" svg:y="5.857cm">
          <text:p text:style-name="P3">Node 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1.397cm" svg:x="2.159cm" svg:y="5.969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064cm" svg:height="1.397cm" svg:x="8.509cm" svg:y="6.096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064cm" svg:height="1.397cm" svg:x="15.24cm" svg:y="5.969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1:53:43.990715820</meta:creation-date>
    <dc:date>2020-08-31T11:59:58.767488482</dc:date>
    <meta:editing-duration>PT6M13S</meta:editing-duration>
    <meta:editing-cycles>3</meta:editing-cycles>
    <meta:generator>LibreOffice/6.0.7.3$Linux_X86_64 LibreOffice_project/00m0$Build-3</meta:generator>
    <meta:document-statistic meta:object-count="7"/>
  </office:meta>
</office:document-meta>
</file>